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5-10-1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5-07-1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5-04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5-01-1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4-10-0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4-07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4-04-0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4-01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3-10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3-07-2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2-10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2-07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2-04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2-01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1-10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1-07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1-04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1-01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0-10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0-07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0-04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20-01-1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9-07-1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9-04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9-01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8-10-1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8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8-04-0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8-01-05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7-10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7-07-17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7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7-01-2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6-10-0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6-07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6-04-2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6-01-0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5-10-06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5-07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5-04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5-01-1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4-10-0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4-07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4-04-1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4-01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3-10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3-07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3-04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3-02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2-11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2-03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1-12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1-09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1-06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1-03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0-09-2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0-06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10-03-1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9-12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9-09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9-06-1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9-03-0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7-12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5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5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4-12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4-09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4-06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4-03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3-12-09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3-09-11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3-06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2-12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2-09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2-06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1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1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0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200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9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8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8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8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330</text:p>
          </table:table-cell>
          <table:table-cell office:value-type="string" calcext:value-type="string">
            <text:p>01N/01W-20CCC</text:p>
          </table:table-cell>
          <table:table-cell office:value-type="string" calcext:value-type="string">
            <text:p>1991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